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fa9a" draw:marker-start-width="0.35cm" draw:marker-end-width="0.35cm" draw:fill="solid" draw:fill-color="#ff0000" draw:opacity-name="Transparency_20_3" draw:textarea-horizontal-align="justify" draw:textarea-vertical-align="middle" draw:auto-grow-height="false" fo:min-height="11.75cm" fo:min-width="5.5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0000" draw:opacity-name="Transparency_20_3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TestObject" draw:style-name="gr1" draw:text-style-name="P1" draw:layer="layout" svg:width="6cm" svg:height="12cm" svg:x="2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axial" draw:start="90%" draw:end="0%" draw:angle="90deg" draw:border="0%"/>
    <draw:opacity draw:name="Transparency_20_3" draw:display-name="Transparency 3" draw:style="axial" draw:start="100%" draw:end="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169e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solid" draw:fill-color="#4169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2cm" svg:height="2cm" svg:x="2cm" svg:y="0cm" presentation:class="title" presentation:placeholder="true">
        <draw:text-box/>
      </draw:frame>
      <draw:frame presentation:style-name="Default-outline1" draw:layer="backgroundobjects" svg:width="10cm" svg:height="12cm" svg:x="2cm" svg:y="2.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16T23:14:54.113000000</meta:creation-date>
    <dc:title>24x16</dc:title>
    <meta:editing-duration>PT7M3S</meta:editing-duration>
    <meta:editing-cycles>5</meta:editing-cycles>
    <meta:generator>B_forCommit/7.1.0.0.alpha0$Windows_X86_64 LibreOffice_project/9bda41715acb3e70c4f9cd398bc317c5e2ad73ad</meta:generator>
    <meta:initial-creator>Regina Henschel</meta:initial-creator>
    <dc:date>2020-07-17T18:55:42.445000000</dc:date>
    <dc:creator>Regina Henschel</dc:creator>
    <meta:document-statistic meta:object-count="21"/>
  </office:meta>
</office:document-meta>
</file>